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SV-AVGRF-Full-Weights-Quartets.txt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el Condition</text:p>
          </table:table-cell>
          <table:table-cell table:style-name="ce1" office:value-type="string" calcext:value-type="string">
            <text:p>Avg RF Qrt Full</text:p>
          </table:table-cell>
          <table:table-cell table:style-name="ce3" office:value-type="string" calcext:value-type="string">
            <text:p>wQFM Avg RF</text:p>
          </table:table-cell>
          <table:table-cell table:style-name="ce1" office:value-type="string" calcext:value-type="string">
            <text:p>Avg RF Qrt Best</text:p>
          </table:table-cell>
          <table:table-cell table:style-name="ce1" office:value-type="string" calcext:value-type="string">
            <text:p># Folders</text:p>
          </table:table-cell>
          <table:table-cell table:style-name="ce1" office:value-type="string" calcext:value-type="string">
            <text:p>Std err Qrt Full</text:p>
          </table:table-cell>
          <table:table-cell table:style-name="ce1" office:value-type="string" calcext:value-type="string">
            <text:p>Std err Qrt Best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simulated_5genes_strongILS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04375" calcext:value-type="float">
            <text:p>0.04375</text:p>
          </table:table-cell>
          <table:table-cell office:value-type="float" office:value="0.0625" calcext:value-type="float">
            <text:p>0.0625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14252193" calcext:value-type="float">
            <text:p>0.014252193</text:p>
          </table:table-cell>
          <table:table-cell office:value-type="float" office:value="0.013975425" calcext:value-type="float">
            <text:p>0.0139754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ulated_15genes_strongILS</text:p>
          </table:table-cell>
          <table:table-cell office:value-type="float" office:value="0.0625" calcext:value-type="float">
            <text:p>0.0625</text:p>
          </table:table-cell>
          <table:table-cell table:style-name="ce5" office:value-type="float" office:value="0.05" calcext:value-type="float">
            <text:p>0.05</text:p>
          </table:table-cell>
          <table:table-cell office:value-type="float" office:value="0.0625" calcext:value-type="float">
            <text:p>0.0625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13975425" calcext:value-type="float">
            <text:p>0.013975425</text:p>
          </table:table-cell>
          <table:table-cell office:value-type="float" office:value="0.016535946" calcext:value-type="float">
            <text:p>0.0165359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ulated_25genes_strongILS</text:p>
          </table:table-cell>
          <table:table-cell office:value-type="float" office:value="0.00625" calcext:value-type="float">
            <text:p>0.0062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6091746" calcext:value-type="float">
            <text:p>0.0060917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ulated_50genes_strongILS</text:p>
          </table:table-cell>
          <table:table-cell office:value-type="float" office:value="0.0125" calcext:value-type="float">
            <text:p>0.012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8385255" calcext:value-type="float">
            <text:p>0.0083852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ulated_100genes_strongILS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table:style-name="ce1" office:value-type="string" calcext:value-type="string">
            <text:p>estimated_5genes_strongILS</text:p>
          </table:table-cell>
          <table:table-cell office:value-type="float" office:value="0.2875" calcext:value-type="float">
            <text:p>0.2875</text:p>
          </table:table-cell>
          <table:table-cell table:style-name="ce5" office:value-type="float" office:value="0.275" calcext:value-type="float">
            <text:p>0.275</text:p>
          </table:table-cell>
          <table:table-cell office:value-type="float" office:value="0.2875" calcext:value-type="float">
            <text:p>0.2875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33189795" calcext:value-type="float">
            <text:p>0.033189795</text:p>
          </table:table-cell>
          <table:table-cell office:value-type="float" office:value="0.03199121" calcext:value-type="float">
            <text:p>0.031991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stimated_15genes_strongILS</text:p>
          </table:table-cell>
          <table:table-cell office:value-type="float" office:value="0.13125" calcext:value-type="float">
            <text:p>0.13125</text:p>
          </table:table-cell>
          <table:table-cell table:style-name="ce5" office:value-type="float" office:value="0.13125" calcext:value-type="float">
            <text:p>0.13125</text:p>
          </table:table-cell>
          <table:table-cell office:value-type="float" office:value="0.1375" calcext:value-type="float">
            <text:p>0.1375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24165769" calcext:value-type="float">
            <text:p>0.024165769</text:p>
          </table:table-cell>
          <table:table-cell office:value-type="float" office:value="0.021469455" calcext:value-type="float">
            <text:p>0.021469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stimated_25genes_strongILS</text:p>
          </table:table-cell>
          <table:table-cell office:value-type="float" office:value="0.10625" calcext:value-type="float">
            <text:p>0.10625</text:p>
          </table:table-cell>
          <table:table-cell table:style-name="ce5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18275239" calcext:value-type="float">
            <text:p>0.018275239</text:p>
          </table:table-cell>
          <table:table-cell office:value-type="float" office:value="0.018957189" calcext:value-type="float">
            <text:p>0.0189571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stimated_50genes_strongILS</text:p>
          </table:table-cell>
          <table:table-cell office:value-type="float" office:value="0.075" calcext:value-type="float">
            <text:p>0.075</text:p>
          </table:table-cell>
          <table:table-cell table:style-name="ce5" office:value-type="float" office:value="0.05625" calcext:value-type="float">
            <text:p>0.05625</text:p>
          </table:table-cell>
          <table:table-cell office:value-type="float" office:value="0.04375" calcext:value-type="float">
            <text:p>0.04375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16298006" calcext:value-type="float">
            <text:p>0.016298006</text:p>
          </table:table-cell>
          <table:table-cell office:value-type="float" office:value="0.013331706" calcext:value-type="float">
            <text:p>0.0133317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stimated_100genes_strongILS</text:p>
          </table:table-cell>
          <table:table-cell office:value-type="float" office:value="0.0625" calcext:value-type="float">
            <text:p>0.0625</text:p>
          </table:table-cell>
          <table:table-cell table:style-name="ce5" office:value-type="float" office:value="0.0375" calcext:value-type="float">
            <text:p>0.0375</text:p>
          </table:table-cell>
          <table:table-cell office:value-type="float" office:value="0.05" calcext:value-type="float">
            <text:p>0.05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6298006" calcext:value-type="float">
            <text:p>0.016298006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table:style-name="ce1" office:value-type="string" calcext:value-type="string">
            <text:p>100gene-100bp</text:p>
          </table:table-cell>
          <table:table-cell office:value-type="float" office:value="0.308333333" calcext:value-type="float">
            <text:p>0.308333333</text:p>
          </table:table-cell>
          <table:table-cell table:style-name="ce5" office:value-type="float" office:value="0.316666667" calcext:value-type="float">
            <text:p>0.316666667</text:p>
          </table:table-cell>
          <table:table-cell office:value-type="float" office:value="0.325" calcext:value-type="float">
            <text:p>0.325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0.037360853" calcext:value-type="float">
            <text:p>0.037360853</text:p>
          </table:table-cell>
          <table:table-cell office:value-type="float" office:value="0.038097098" calcext:value-type="float">
            <text:p>0.0380970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gene-1000bp</text:p>
          </table:table-cell>
          <table:table-cell office:value-type="float" office:value="0.108333333" calcext:value-type="float">
            <text:p>0.108333333</text:p>
          </table:table-cell>
          <table:table-cell table:style-name="ce5"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0.026483748" calcext:value-type="float">
            <text:p>0.026483748</text:p>
          </table:table-cell>
          <table:table-cell office:value-type="float" office:value="0.015811388" calcext:value-type="float">
            <text:p>0.0158113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gene-true</text:p>
          </table:table-cell>
          <table:table-cell office:value-type="float" office:value="0.008333333" calcext:value-type="float">
            <text:p>0.00833333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08333333" calcext:value-type="float">
            <text:p>0.008333333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office:value-type="float" office:value="0.007905694" calcext:value-type="float">
            <text:p>0.007905694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table:style-name="ce1" office:value-type="string" calcext:value-type="string">
            <text:p>1000gene-100bp</text:p>
          </table:table-cell>
          <table:table-cell office:value-type="float" office:value="0.216666667" calcext:value-type="float">
            <text:p>0.216666667</text:p>
          </table:table-cell>
          <table:table-cell table:style-name="ce5" office:value-type="float" office:value="0.233333333" calcext:value-type="float">
            <text:p>0.233333333</text:p>
          </table:table-cell>
          <table:table-cell office:value-type="float" office:value="0.233333333" calcext:value-type="float">
            <text:p>0.233333333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0.017480147" calcext:value-type="float">
            <text:p>0.017480147</text:p>
          </table:table-cell>
          <table:table-cell office:value-type="float" office:value="0.015811388" calcext:value-type="float">
            <text:p>0.0158113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0gene-1000bp</text:p>
          </table:table-cell>
          <table:table-cell office:value-type="float" office:value="0.041666667" calcext:value-type="float">
            <text:p>0.041666667</text:p>
          </table:table-cell>
          <table:table-cell table:style-name="ce5" office:value-type="float" office:value="0.033333333" calcext:value-type="float">
            <text:p>0.033333333</text:p>
          </table:table-cell>
          <table:table-cell office:value-type="float" office:value="0.041666667" calcext:value-type="float">
            <text:p>0.041666667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office:value-type="float" office:value="0.013176157" calcext:value-type="float">
            <text:p>0.0131761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0gene-tru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Vary ILS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scale2d.200g.500b</text:p>
          </table:table-cell>
          <table:table-cell office:value-type="float" office:value="0.063235294" calcext:value-type="float">
            <text:p>0.063235294</text:p>
          </table:table-cell>
          <table:table-cell table:style-name="ce5" office:value-type="float" office:value="0.044117647" calcext:value-type="float">
            <text:p>0.044117647</text:p>
          </table:table-cell>
          <table:table-cell office:value-type="float" office:value="0.044117647" calcext:value-type="float">
            <text:p>0.044117647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4776583" calcext:value-type="float">
            <text:p>0.004776583</text:p>
          </table:table-cell>
          <table:table-cell office:value-type="float" office:value="0.006410146" calcext:value-type="float">
            <text:p>0.0064101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scale.200g.500b_ACTUALLY_scale2d.200g.500bp_ONADER</text:p>
          </table:table-cell>
          <table:table-cell office:value-type="float" office:value="0.075" calcext:value-type="float">
            <text:p>0.075</text:p>
          </table:table-cell>
          <table:table-cell table:style-name="ce5" office:value-type="float" office:value="0.032352941" calcext:value-type="float">
            <text:p>0.032352941</text:p>
          </table:table-cell>
          <table:table-cell office:value-type="float" office:value="0.047058824" calcext:value-type="float">
            <text:p>0.047058824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6054467" calcext:value-type="float">
            <text:p>0.006054467</text:p>
          </table:table-cell>
          <table:table-cell office:value-type="float" office:value="0.007021963" calcext:value-type="float">
            <text:p>0.007021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cale2u.200g.500b</text:p>
          </table:table-cell>
          <table:table-cell office:value-type="float" office:value="0.089705882" calcext:value-type="float">
            <text:p>0.089705882</text:p>
          </table:table-cell>
          <table:table-cell table:style-name="ce5" office:value-type="float" office:value="0.022058824" calcext:value-type="float">
            <text:p>0.022058824</text:p>
          </table:table-cell>
          <table:table-cell office:value-type="float" office:value="0.044117647" calcext:value-type="float">
            <text:p>0.044117647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387689" calcext:value-type="float">
            <text:p>0.00387689</text:p>
          </table:table-cell>
          <table:table-cell office:value-type="float" office:value="0.004877389" calcext:value-type="float">
            <text:p>0.00487738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Vary # Gene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scale.25g.500b</text:p>
          </table:table-cell>
          <table:table-cell office:value-type="float" office:value="0.120588235" calcext:value-type="float">
            <text:p>0.120588235</text:p>
          </table:table-cell>
          <table:table-cell table:style-name="ce5" office:value-type="float" office:value="0.114705882" calcext:value-type="float">
            <text:p>0.114705882</text:p>
          </table:table-cell>
          <table:table-cell office:value-type="float" office:value="0.120588235" calcext:value-type="float">
            <text:p>0.120588235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6543705" calcext:value-type="float">
            <text:p>0.006543705</text:p>
          </table:table-cell>
          <table:table-cell office:value-type="float" office:value="0.00775378" calcext:value-type="float">
            <text:p>0.007753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scale.50g.500b</text:p>
          </table:table-cell>
          <table:table-cell office:value-type="float" office:value="0.110294118" calcext:value-type="float">
            <text:p>0.110294118</text:p>
          </table:table-cell>
          <table:table-cell table:style-name="ce5" office:value-type="float" office:value="0.079411765" calcext:value-type="float">
            <text:p>0.079411765</text:p>
          </table:table-cell>
          <table:table-cell office:value-type="float" office:value="0.083823529" calcext:value-type="float">
            <text:p>0.083823529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8021112" calcext:value-type="float">
            <text:p>0.008021112</text:p>
          </table:table-cell>
          <table:table-cell office:value-type="float" office:value="0.007577455" calcext:value-type="float">
            <text:p>0.007577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scale.100g.500b</text:p>
          </table:table-cell>
          <table:table-cell office:value-type="float" office:value="0.089705882" calcext:value-type="float">
            <text:p>0.089705882</text:p>
          </table:table-cell>
          <table:table-cell table:style-name="ce5" office:value-type="float" office:value="0.069117647" calcext:value-type="float">
            <text:p>0.069117647</text:p>
          </table:table-cell>
          <table:table-cell office:value-type="float" office:value="0.072058824" calcext:value-type="float">
            <text:p>0.072058824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6054467" calcext:value-type="float">
            <text:p>0.006054467</text:p>
          </table:table-cell>
          <table:table-cell office:value-type="float" office:value="0.006731054" calcext:value-type="float">
            <text:p>0.0067310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scale.200g.500b_ACTUALLY_scale2d.200g.500bp_ONADER</text:p>
          </table:table-cell>
          <table:table-cell office:value-type="float" office:value="0.075" calcext:value-type="float">
            <text:p>0.075</text:p>
          </table:table-cell>
          <table:table-cell table:style-name="ce5" office:value-type="float" office:value="0.032352941" calcext:value-type="float">
            <text:p>0.032352941</text:p>
          </table:table-cell>
          <table:table-cell office:value-type="float" office:value="0.047058824" calcext:value-type="float">
            <text:p>0.047058824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6054467" calcext:value-type="float">
            <text:p>0.006054467</text:p>
          </table:table-cell>
          <table:table-cell office:value-type="float" office:value="0.007021963" calcext:value-type="float">
            <text:p>0.007021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scale.400g.500b</text:p>
          </table:table-cell>
          <table:table-cell office:value-type="float" office:value="0.079411765" calcext:value-type="float">
            <text:p>0.079411765</text:p>
          </table:table-cell>
          <table:table-cell table:style-name="ce5" office:value-type="float" office:value="0.011764706" calcext:value-type="float">
            <text:p>0.011764706</text:p>
          </table:table-cell>
          <table:table-cell office:value-type="float" office:value="0.030882353" calcext:value-type="float">
            <text:p>0.030882353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6273744" calcext:value-type="float">
            <text:p>0.006273744</text:p>
          </table:table-cell>
          <table:table-cell office:value-type="float" office:value="0.005292075" calcext:value-type="float">
            <text:p>0.0052920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scale.800g.500b</text:p>
          </table:table-cell>
          <table:table-cell office:value-type="float" office:value="0.083823529" calcext:value-type="float">
            <text:p>0.083823529</text:p>
          </table:table-cell>
          <table:table-cell table:style-name="ce5" office:value-type="float" office:value="0.004411765" calcext:value-type="float">
            <text:p>0.004411765</text:p>
          </table:table-cell>
          <table:table-cell office:value-type="float" office:value="0.016176471" calcext:value-type="float">
            <text:p>0.016176471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4776583" calcext:value-type="float">
            <text:p>0.004776583</text:p>
          </table:table-cell>
          <table:table-cell office:value-type="float" office:value="0.003271852" calcext:value-type="float">
            <text:p>0.00327185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Vary Seq. Len.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scale.200g.250b</text:p>
          </table:table-cell>
          <table:table-cell office:value-type="float" office:value="0.088235294" calcext:value-type="float">
            <text:p>0.088235294</text:p>
          </table:table-cell>
          <table:table-cell table:style-name="ce5" office:value-type="float" office:value="0.052941176" calcext:value-type="float">
            <text:p>0.052941176</text:p>
          </table:table-cell>
          <table:table-cell office:value-type="float" office:value="0.067647059" calcext:value-type="float">
            <text:p>0.067647059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7498558" calcext:value-type="float">
            <text:p>0.007498558</text:p>
          </table:table-cell>
          <table:table-cell office:value-type="float" office:value="0.008081548" calcext:value-type="float">
            <text:p>0.0080815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scale.200g.500b_ACTUALLY_scale2d.200g.500bp_ONADER</text:p>
          </table:table-cell>
          <table:table-cell office:value-type="float" office:value="0.075" calcext:value-type="float">
            <text:p>0.075</text:p>
          </table:table-cell>
          <table:table-cell table:style-name="ce5" office:value-type="float" office:value="0.032352941" calcext:value-type="float">
            <text:p>0.032352941</text:p>
          </table:table-cell>
          <table:table-cell office:value-type="float" office:value="0.047058824" calcext:value-type="float">
            <text:p>0.047058824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6054467" calcext:value-type="float">
            <text:p>0.006054467</text:p>
          </table:table-cell>
          <table:table-cell office:value-type="float" office:value="0.007021963" calcext:value-type="float">
            <text:p>0.007021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scale.200g.1000b</text:p>
          </table:table-cell>
          <table:table-cell office:value-type="float" office:value="0.044117647" calcext:value-type="float">
            <text:p>0.044117647</text:p>
          </table:table-cell>
          <table:table-cell table:style-name="ce5" office:value-type="float" office:value="0.017647059" calcext:value-type="float">
            <text:p>0.017647059</text:p>
          </table:table-cell>
          <table:table-cell office:value-type="float" office:value="0.022058824" calcext:value-type="float">
            <text:p>0.022058824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4877389" calcext:value-type="float">
            <text:p>0.004877389</text:p>
          </table:table-cell>
          <table:table-cell office:value-type="float" office:value="0.00459191" calcext:value-type="float">
            <text:p>0.004591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scale.200g.1500b</text:p>
          </table:table-cell>
          <table:table-cell office:value-type="float" office:value="0.045588235" calcext:value-type="float">
            <text:p>0.045588235</text:p>
          </table:table-cell>
          <table:table-cell table:style-name="ce5" office:value-type="float" office:value="0.013235294" calcext:value-type="float">
            <text:p>0.013235294</text:p>
          </table:table-cell>
          <table:table-cell office:value-type="float" office:value="0.025" calcext:value-type="float">
            <text:p>0.025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7045023" calcext:value-type="float">
            <text:p>0.007045023</text:p>
          </table:table-cell>
          <table:table-cell office:value-type="float" office:value="0.005982602" calcext:value-type="float">
            <text:p>0.0059826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scale.200g.true</text:p>
          </table:table-cell>
          <table:table-cell office:value-type="float" office:value="0.045588235" calcext:value-type="float">
            <text:p>0.045588235</text:p>
          </table:table-cell>
          <table:table-cell table:style-name="ce5" office:value-type="float" office:value="0.010294118" calcext:value-type="float">
            <text:p>0.010294118</text:p>
          </table:table-cell>
          <table:table-cell office:value-type="float" office:value="0.014705882" calcext:value-type="float">
            <text:p>0.014705882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6401706" calcext:value-type="float">
            <text:p>0.006401706</text:p>
          </table:table-cell>
          <table:table-cell office:value-type="float" office:value="0.004411765" calcext:value-type="float">
            <text:p>0.004411765</text:p>
          </table:table-cell>
          <table:table-cell table:number-columns-repeated="2"/>
        </table:table-row>
        <table:table-row table:style-name="ro1" table:number-rows-repeated="9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8T00:47:23.166711939</dc:date>
    <meta:editing-duration>PT7M57S</meta:editing-duration>
    <meta:editing-cycles>20</meta:editing-cycles>
    <meta:generator>LibreOffice/6.0.7.3$Linux_X86_64 LibreOffice_project/00m0$Build-3</meta:generator>
    <meta:document-statistic meta:table-count="1" meta:cell-count="220" meta:object-count="0"/>
  </office:meta>
</office:document-meta>
</file>